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85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1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28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35cm" svg:height="0.806cm" svg:x="21.11cm" svg:y="2.316cm">
          <draw:text-box>
            <text:p><text:span text:style-name="T1">data_to_wr[31:0]</text:span></text:p>
          </draw:text-box>
        </draw:frame>
        <draw:frame draw:style-name="gr2" draw:text-style-name="P1" draw:layer="layout" svg:width="3.635cm" svg:height="1.016cm" svg:x="21.157cm" svg:y="1.373cm">
          <draw:text-box>
            <text:p><text:span text:style-name="T1">data_we</text:span></text:p>
          </draw:text-box>
        </draw:frame>
        <draw:frame draw:style-name="gr3" draw:text-style-name="P1" draw:layer="layout" svg:width="4.35cm" svg:height="1.016cm" svg:x="21.284cm" svg:y="3.983cm">
          <draw:text-box>
            <text:p><text:span text:style-name="T1">data_to_rd[31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draw:glue-point draw:id="9" svg:x="270cm" svg:y="-4.402cm"/>
          <text:p/>
        </draw:line>
        <draw:frame draw:style-name="gr5" draw:text-style-name="P1" draw:layer="layout" svg:width="3.91cm" svg:height="1.016cm" svg:x="21.214cm" svg:y="5.726cm">
          <draw:text-box>
            <text:p><text:span text:style-name="T1">data_addr[9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custom-shape draw:style-name="gr18" draw:text-style-name="P9" xml:id="id8" draw:id="id8" draw:layer="layout" svg:width="2.794cm" svg:height="1.524cm" svg:x="0.862cm" svg:y="2.74cm"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19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0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0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1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2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2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3" draw:text-style-name="P10" draw:layer="layout" svg:width="3.495cm" svg:height="0.725cm" draw:transform="rotate (-1.56468767441292) translate (5.25cm 1.179cm)">
          <draw:text-box>
            <text:p><text:span text:style-name="T2">31:28 (opcode)</text:span></text:p>
          </draw:text-box>
        </draw:frame>
        <draw:frame draw:style-name="gr24" draw:text-style-name="P10" draw:layer="layout" svg:width="3.851cm" svg:height="0.725cm" draw:transform="rotate (-1.57498511699968) translate (5.254cm 4.955cm)">
          <draw:text-box>
            <text:p><text:span text:style-name="T2">27:0 (immediate)</text:span></text:p>
          </draw:text-box>
        </draw:frame>
        <draw:line draw:style-name="gr25" draw:text-style-name="P2" draw:layer="layout" svg:x1="4.354cm" svg:y1="4.896cm" svg:x2="5.369cm" svg:y2="4.902cm">
          <text:p/>
        </draw:line>
        <draw:connector draw:style-name="gr26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custom-shape draw:style-name="gr27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29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29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draw:line-skew="-0.588cm" svg:x1="7.687cm" svg:y1="1.216cm" svg:x2="26.008cm" svg:y2="1.017cm" draw:start-shape="id6" draw:start-glue-point="0" draw:end-shape="id5" draw:end-glue-point="9" svg:d="M7687 1216v-1089h9919v890h8402" svg:viewBox="0 0 18322 1090">
          <text:p/>
        </draw:connector>
        <draw:frame draw:style-name="gr2" draw:text-style-name="P1" draw:layer="layout" svg:width="3.635cm" svg:height="1.016cm" svg:x="21.158cm" svg:y="0.273cm">
          <draw:text-box>
            <text:p><text:span text:style-name="T1">data_s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09-26T02:27:09.735354644</dc:date>
    <meta:editing-duration>PT3H58M15S</meta:editing-duration>
    <meta:editing-cycles>36</meta:editing-cycles>
    <meta:generator>LibreOffice/6.0.7.3$Linux_X86_64 LibreOffice_project/00m0$Build-3</meta:generator>
    <meta:document-statistic meta:object-count="48"/>
  </office:meta>
</office:document-meta>
</file>